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c9211e" loext:opacity="100%" fo:font-size="32pt" fo:font-weight="bold" officeooo:rsid="000fa813" officeooo:paragraph-rsid="000fa813" style:font-size-asian="32pt" style:font-weight-asian="bold" style:font-size-complex="32pt" style:font-weight-complex="bold"/>
    </style:style>
    <style:style style:name="P2" style:family="paragraph" style:parent-style-name="Text_20_body">
      <style:text-properties fo:font-size="18pt" fo:font-weight="bold" officeooo:rsid="000efa53" officeooo:paragraph-rsid="000efa53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size="16pt" fo:font-weight="bold" officeooo:rsid="000efa53" officeooo:paragraph-rsid="000efa53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Standard">
      <style:text-properties fo:font-size="16pt" officeooo:rsid="000efa53" officeooo:paragraph-rsid="000efa53" style:font-size-asian="16pt" style:font-size-complex="16pt"/>
    </style:style>
    <style:style style:name="P8" style:family="paragraph" style:parent-style-name="Standard">
      <style:text-properties fo:font-size="16pt" fo:font-weight="bold" officeooo:rsid="000efa53" officeooo:paragraph-rsid="000efa53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20pt" fo:font-weight="bold" officeooo:rsid="000efa53" officeooo:paragraph-rsid="000efa53" style:font-size-asian="20pt" style:font-weight-asian="bold" style:font-size-complex="20pt" style:font-weight-complex="bold"/>
    </style:style>
    <style:style style:name="P10" style:family="paragraph" style:parent-style-name="Text_20_body">
      <style:text-properties fo:font-size="16pt" fo:font-weight="normal" officeooo:rsid="000efa53" style:font-size-asian="16pt" style:font-weight-asian="normal" style:font-size-complex="16pt" style:font-weight-complex="normal"/>
    </style:style>
    <style:style style:name="P11" style:family="paragraph" style:parent-style-name="Text_20_body">
      <style:text-properties fo:font-size="20pt" fo:font-weight="bold" officeooo:rsid="000efa53" style:font-size-asian="20pt" style:font-weight-asian="bold" style:font-size-complex="20pt" style:font-weight-complex="bold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fo:font-size="16pt" fo:font-weight="normal" officeooo:rsid="000efa53" style:font-size-asian="16pt" style:font-weight-asian="normal" style:font-size-complex="16pt" style:font-weight-complex="normal"/>
    </style:style>
    <style:style style:name="P13" style:family="paragraph" style:parent-style-name="Text_20_body" style:list-style-name="L2">
      <style:text-properties fo:font-size="16pt" fo:font-weight="normal" officeooo:rsid="000efa53" style:font-size-asian="16pt" style:font-weight-asian="normal" style:font-size-complex="16pt" style:font-weight-complex="normal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fo:font-size="20pt" fo:font-weight="bold" officeooo:rsid="000efa53" style:font-size-asian="20pt" style:font-weight-asian="bold" style:font-size-complex="20pt" style:font-weight-complex="bold"/>
    </style:style>
    <style:style style:name="P15" style:family="paragraph" style:parent-style-name="Text_20_body" style:list-style-name="L3">
      <style:text-properties fo:font-size="20pt" fo:font-weight="bold" officeooo:rsid="000efa53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6pt" fo:font-weight="normal" officeooo:rsid="000efa53" officeooo:paragraph-rsid="000efa53" style:font-size-asian="16pt" style:font-weight-asian="normal" style:font-size-complex="16pt" style:font-weight-complex="normal"/>
    </style:style>
    <style:style style:name="P17" style:family="paragraph" style:parent-style-name="Text_20_body">
      <style:text-properties fo:font-size="14pt" fo:font-weight="normal" officeooo:rsid="000efa53" officeooo:paragraph-rsid="000efa53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officeooo:rsid="000efa53" style:font-size-asian="14pt" style:font-size-complex="14pt"/>
    </style:style>
    <style:style style:name="P19" style:family="paragraph" style:parent-style-name="Text_20_body">
      <style:text-properties fo:font-size="16pt" officeooo:rsid="000efa53" style:font-size-asian="16pt" style:font-size-complex="16pt"/>
    </style:style>
    <style:style style:name="P20" style:family="paragraph" style:parent-style-name="Text_20_body" style:list-style-name="L4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21" style:family="paragraph" style:parent-style-name="Text_20_body" style:list-style-name="L4">
      <style:text-properties fo:font-size="16pt" officeooo:rsid="000efa53" style:font-size-asian="16pt" style:font-size-complex="16pt"/>
    </style:style>
    <style:style style:name="P22" style:family="paragraph" style:parent-style-name="Text_20_body" style:list-style-name="L5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3" style:family="paragraph" style:parent-style-name="Text_20_body" style:list-style-name="L5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24" style:family="paragraph" style:parent-style-name="Text_20_body" style:list-style-name="L5">
      <style:text-properties fo:font-size="16pt" officeooo:rsid="000efa53" style:font-size-asian="16pt" style:font-size-complex="16pt"/>
    </style:style>
    <style:style style:name="P25" style:family="paragraph" style:parent-style-name="Text_20_body" style:list-style-name="L6">
      <style:text-properties fo:font-size="16pt" officeooo:rsid="000efa53" style:font-size-asian="16pt" style:font-size-complex="16pt"/>
    </style:style>
    <style:style style:name="P26" style:family="paragraph" style:parent-style-name="Text_20_body" style:list-style-name="L7">
      <style:paragraph-properties fo:margin-top="0in" fo:margin-bottom="0in" style:contextual-spacing="false"/>
      <style:text-properties fo:font-size="14pt" officeooo:rsid="000efa53" style:font-size-asian="14pt" style:font-size-complex="14pt"/>
    </style:style>
    <style:style style:name="P27" style:family="paragraph" style:parent-style-name="Text_20_body" style:list-style-name="L7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28" style:family="paragraph" style:parent-style-name="Text_20_body" style:list-style-name="L7">
      <style:text-properties fo:font-size="16pt" officeooo:rsid="000efa53" style:font-size-asian="16pt" style:font-size-complex="16pt"/>
    </style:style>
    <style:style style:name="P29" style:family="paragraph" style:parent-style-name="Text_20_body" style:list-style-name="L8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0" style:family="paragraph" style:parent-style-name="Text_20_body" style:list-style-name="L8">
      <style:text-properties fo:font-size="16pt" officeooo:rsid="000efa53" style:font-size-asian="16pt" style:font-size-complex="16pt"/>
    </style:style>
    <style:style style:name="P31" style:family="paragraph" style:parent-style-name="Text_20_body" style:list-style-name="L9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2" style:family="paragraph" style:parent-style-name="Text_20_body" style:list-style-name="L9">
      <style:text-properties fo:font-size="16pt" officeooo:rsid="000efa53" style:font-size-asian="16pt" style:font-size-complex="16pt"/>
    </style:style>
    <style:style style:name="P33" style:family="paragraph" style:parent-style-name="Text_20_body" style:list-style-name="L10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4" style:family="paragraph" style:parent-style-name="Text_20_body" style:list-style-name="L10">
      <style:text-properties fo:font-size="16pt" officeooo:rsid="000efa53" style:font-size-asian="16pt" style:font-size-complex="16pt"/>
    </style:style>
    <style:style style:name="P35" style:family="paragraph" style:parent-style-name="Text_20_body" style:list-style-name="L11">
      <style:paragraph-properties fo:margin-top="0in" fo:margin-bottom="0in" style:contextual-spacing="false"/>
      <style:text-properties fo:font-size="16pt" officeooo:rsid="000efa53" style:font-size-asian="16pt" style:font-size-complex="16pt"/>
    </style:style>
    <style:style style:name="P36" style:family="paragraph" style:parent-style-name="Text_20_body" style:list-style-name="L11">
      <style:text-properties fo:font-size="16pt" officeooo:rsid="000efa53" style:font-size-asian="16pt" style:font-size-complex="16pt"/>
    </style:style>
    <style:style style:name="P37" style:family="paragraph" style:parent-style-name="Heading_20_1">
      <style:text-properties officeooo:paragraph-rsid="000efa53"/>
    </style:style>
    <style:style style:name="P38" style:family="paragraph" style:parent-style-name="Heading_20_2">
      <style:paragraph-properties fo:margin-top="0in" fo:margin-bottom="0.0972in" style:contextual-spacing="false" fo:line-height="115%"/>
      <style:text-properties fo:font-size="16pt" style:font-size-asian="16pt" style:font-size-complex="16pt"/>
    </style:style>
    <style:style style:name="P39" style:family="paragraph" style:parent-style-name="Text_20_body" style:list-style-name="L12">
      <style:paragraph-properties fo:margin-top="0in" fo:margin-bottom="0in" style:contextual-spacing="false"/>
      <style:text-properties fo:font-size="16pt" style:font-size-asian="16pt" style:font-size-complex="16pt"/>
    </style:style>
    <style:style style:name="P40" style:family="paragraph" style:parent-style-name="Text_20_body" style:list-style-name="L12">
      <style:text-properties fo:font-size="16pt" style:font-size-asian="16pt" style:font-size-complex="16pt"/>
    </style:style>
    <style:style style:name="P41" style:family="paragraph" style:parent-style-name="Text_20_body" style:list-style-name="L13">
      <style:text-properties fo:font-size="16pt" style:font-size-asian="16pt" style:font-size-complex="16pt"/>
    </style:style>
    <style:style style:name="P42" style:family="paragraph" style:parent-style-name="Heading_20_3">
      <style:paragraph-properties fo:margin-top="0in" fo:margin-bottom="0.0972in" style:contextual-spacing="false" fo:line-height="115%"/>
      <style:text-properties fo:font-size="16pt" style:font-size-asian="16pt" style:font-size-complex="16pt"/>
    </style:style>
    <style:style style:name="P43" style:family="paragraph" style:parent-style-name="Text_20_body" style:list-style-name="L14">
      <style:paragraph-properties fo:margin-top="0in" fo:margin-bottom="0in" style:contextual-spacing="false"/>
      <style:text-properties fo:font-size="16pt" style:font-size-asian="16pt" style:font-size-complex="16pt"/>
    </style:style>
    <style:style style:name="P44" style:family="paragraph" style:parent-style-name="Text_20_body" style:list-style-name="L14">
      <style:text-properties fo:font-size="16pt" style:font-size-asian="16pt" style:font-size-complex="16pt"/>
    </style:style>
    <style:style style:name="P45" style:family="paragraph" style:parent-style-name="Text_20_body" style:list-style-name="L15">
      <style:paragraph-properties fo:margin-top="0in" fo:margin-bottom="0in" style:contextual-spacing="false"/>
      <style:text-properties fo:font-size="16pt" style:font-size-asian="16pt" style:font-size-complex="16pt"/>
    </style:style>
    <style:style style:name="P46" style:family="paragraph" style:parent-style-name="Text_20_body" style:list-style-name="L15">
      <style:text-properties fo:font-size="16pt" style:font-size-asian="16pt" style:font-size-complex="16pt"/>
    </style:style>
    <style:style style:name="P47" style:family="paragraph" style:parent-style-name="Text_20_body">
      <style:text-properties officeooo:paragraph-rsid="000efa53"/>
    </style:style>
    <style:style style:name="P48" style:family="paragraph" style:parent-style-name="Text_20_body">
      <style:text-properties fo:font-size="16pt" officeooo:paragraph-rsid="000f4861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ssità Computazionale</text:p>
      <text:p text:style-name="P2"/>
      <text:p text:style-name="P3">Premessa</text:p>
      <text:p text:style-name="P4">Nella progettazione di un algoritmo è fondamentale valutarne l'efficienza di esecuzione su un elaboratore. L'efficienza non si limita al solo tempo di esecuzione, ma include anche l'utilizzo delle risorse del sistema, in particolare della memoria centrale.</text:p>
      <text:p text:style-name="P4">Viene introdotto un modello di misurazione dell'efficienza che permette di caratterizzare:</text:p>
      <text:list text:style-name="L1">
        <text:list-item>
          <text:p text:style-name="P5"><text:span text:style-name="T1">La </text:span><text:span text:style-name="Strong_20_Emphasis"><text:span text:style-name="T1">complessità computazionale (o temporale)</text:span></text:span><text:span text:style-name="T1">: relativa al tempo di esecuzione </text:span></text:p>
        </text:list-item>
        <text:list-item>
          <text:p text:style-name="P6"><text:span text:style-name="T1">La </text:span><text:span text:style-name="Strong_20_Emphasis"><text:span text:style-name="T1">complessità spaziale</text:span></text:span><text:span text:style-name="T1">: relativa alla memoria impiegata </text:span></text:p>
        </text:list-item>
      </text:list>
      <text:p text:style-name="P4">Il vantaggio principale di questo modello è la capacità di valutare l'efficienza in modo indipendente dal sistema di elaborazione specifico su cui il programma verrà eseguito.</text:p>
      <text:p text:style-name="P7"/>
      <text:p text:style-name="P8">La misura dell’efficienza</text:p>
      <text:p text:style-name="P9"><text:span text:style-name="Strong_20_Emphasis"><text:span text:style-name="T1"/></text:span></text:p>
      <text:p text:style-name="P10">L'efficienza di un algoritmo (sia spaziale che computazionale) è complessa da misurare poiché dipende da numerosi fattori: il compilatore utilizzato, l'architettura del sistema, la potenza della CPU, ecc. Per questo motivo, la caratterizzazione dell'efficienza deve prescindere dall'architettura specifica e concentrarsi sulla natura e struttura intrinseca dell'algoritmo.</text:p>
      <text:p text:style-name="P11"><text:span text:style-name="Strong_20_Emphasis"><text:span text:style-name="T2">La funzione T(n)</text:span></text:span></text:p>
      <text:p text:style-name="P10">Per un algoritmo A, si caratterizza la complessità computazionale attraverso la funzione T=T(n), dove T è il tempo impiegato e n è la dimensione della struttura dati su cui opera. Ad esempio, per un algoritmo di ordinamento di un vettore, n rappresenta la lunghezza del vettore. In alcuni casi T può dipendere da più variabili (es. fusione di due vettori), ma <text:soft-page-break/>per semplicità si considera generalmente una funzione di una sola variabile.</text:p>
      <text:p text:style-name="P11"><text:span text:style-name="Strong_20_Emphasis"><text:span text:style-name="T2">Il modello RAM (Random-Access Machine)</text:span></text:span></text:p>
      <text:p text:style-name="P10">Per prescindere dal compilatore e dall'architettura specifica, si adotta il modello computazionale RAM, che assume:</text:p>
      <text:list text:style-name="L2">
        <text:list-item>
          <text:p text:style-name="P12">Un generico mono-processore con esecuzione sequenziale (senza parallelismo) </text:p>
        </text:list-item>
        <text:list-item>
          <text:p text:style-name="P13">Costo unitario per le istruzioni semplici (assegnamenti, operatori aritmetici, relazionali, logici) </text:p>
        </text:list-item>
      </text:list>
      <text:p text:style-name="P10">Su questa base si calcola il tempo complessivo T in funzione della dimensione n dei dati.</text:p>
      <text:p text:style-name="P11"><text:span text:style-name="Strong_20_Emphasis"><text:span text:style-name="T2">Tre casi di analisi</text:span></text:span></text:p>
      <text:p text:style-name="P10">Il tempo T(n) può variare non solo in base alla dimensione n, ma anche ai valori specifici della struttura dati. Per questo si analizzano tre casi:</text:p>
      <text:list text:style-name="L3">
        <text:list-item>
          <text:p text:style-name="P14"><text:span text:style-name="Strong_20_Emphasis"><text:span text:style-name="T2">Caso migliore</text:span></text:span><text:span text:style-name="T2">: configurazioni che minimizzano T(n) </text:span></text:p>
        </text:list-item>
        <text:list-item>
          <text:p text:style-name="P14"><text:span text:style-name="Strong_20_Emphasis"><text:span text:style-name="T2">Caso peggiore</text:span></text:span><text:span text:style-name="T2">: configurazioni che massimizzano T(n) </text:span></text:p>
        </text:list-item>
        <text:list-item>
          <text:p text:style-name="P15"><text:span text:style-name="Strong_20_Emphasis"><text:span text:style-name="T2">Caso medio</text:span></text:span><text:span text:style-name="T2">: comportamento medio al variare delle configurazioni </text:span></text:p>
        </text:list-item>
      </text:list>
      <text:p text:style-name="P10">Nota: alcuni algoritmi hanno T(n) indipendente dai valori specifici, quindi i tre casi coincidono.</text:p>
      <text:p text:style-name="P10"><text:span text:style-name="Strong_20_Emphasis"><text:span text:style-name="T2"/></text:span></text:p>
      <text:p text:style-name="P16"/>
      <text:p text:style-name="P17"><text:span text:style-name="Strong_20_Emphasis"><text:span text:style-name="T1">Ordine di grandezza e notazioni asintotiche</text:span></text:span></text:p>
      <text:p text:style-name="P18"><text:span text:style-name="Strong_20_Emphasis"><text:span text:style-name="T1">Analisi asintotica</text:span></text:span></text:p>
      <text:p text:style-name="P19">L'analisi della complessità si concentra sul comportamento dell'algoritmo per valori di n sufficientemente grandi (analisi al limite). Le notazioni asintotiche caratterizzano questo comportamento a partire da un valore di n oltre una certa soglia. È importante notare che l'andamento asintotico deve valere per qualunque configurazione dei dati in ingresso, non solo nel caso migliore o peggiore.</text:p>
      <text:p text:style-name="P18"><text:span text:style-name="Strong_20_Emphasis"><text:span text:style-name="T1">Le tre notazioni: O, Ω, Θ</text:span></text:span></text:p>
      <text:p text:style-name="P19"><text:soft-page-break/>Vengono utilizzate tre notazioni che formalizzano il concetto di analisi al limite. Una funzione f(n) appartiene a un insieme X(g(n)) se l'andamento relativo di f(n) e g(n) è di un certo tipo per ogni n maggiore di un certo n₀.</text:p>
      <text:p text:style-name="P18"><text:span text:style-name="Strong_20_Emphasis"><text:span text:style-name="T1">Motivazioni per tre notazioni diverse:</text:span></text:span></text:p>
      <text:list text:style-name="L4">
        <text:list-item>
          <text:p text:style-name="P20">O e Ω forniscono limiti "laschi" (rispettivamente superiore e inferiore) </text:p>
        </text:list-item>
        <text:list-item>
          <text:p text:style-name="P20">Θ fornisce un limite "stretto" </text:p>
        </text:list-item>
        <text:list-item>
          <text:p text:style-name="P20">In alcuni contesti è difficile trovare un limite stretto, quindi ci si accontenta di uno lasco </text:p>
        </text:list-item>
        <text:list-item>
          <text:p text:style-name="P21">Spesso si usa solo la notazione O per semplicità, in quanto fornire un limite superiore è più facile e pratico </text:p>
        </text:list-item>
      </text:list>
      <text:p text:style-name="P18"><text:span text:style-name="Strong_20_Emphasis"><text:span text:style-name="T1">Definizioni formali</text:span></text:span></text:p>
      <text:p text:style-name="P18"><text:span text:style-name="Strong_20_Emphasis"><text:span text:style-name="T1">O(g(n)) - Limite superiore lasco:</text:span></text:span><text:span text:style-name="T1"> f(n) ∈ O(g(n)) se ∃ c, n₀ &gt; 0 | ∀ n &gt; n₀, 0 ≤ f(n) ≤ c·g(n)</text:span></text:p>
      <text:p text:style-name="P19">Significa che g(n) maggiora f(n) da un certo punto in poi. Il limite non è stretto: se f(n) ∈ O(n²), allora f(n) ∈ O(n³), anche se quest'ultimo è meno preciso. Il comportamento per n &lt; n₀ non viene considerato.</text:p>
      <text:p text:style-name="P18"><text:span text:style-name="Strong_20_Emphasis"><text:span text:style-name="T1">Ω(g(n)) - Limite inferiore lasco:</text:span></text:span><text:span text:style-name="T1"> f(n) ∈ Ω(g(n)) se ∃ c, n₀ &gt; 0 | ∀ n &gt; n₀, f(n) ≥ c·g(n) ≥ 0</text:span></text:p>
      <text:p text:style-name="P19">Significa che g(n) è maggiorata da f(n) da un certo punto in poi. Anche qui il limite non è stretto.</text:p>
      <text:p text:style-name="P18"><text:span text:style-name="Strong_20_Emphasis"><text:span text:style-name="T1">Θ(g(n)) - Limite stretto:</text:span></text:span><text:span text:style-name="T1"> f(n) ∈ Θ(g(n)) se ∃ c₁, c₂, n₀ &gt; 0 | ∀ n &gt; n₀, 0 ≤ c₁·g(n) ≤ f(n) ≤ c₂·g(n)</text:span></text:p>
      <text:p text:style-name="P19">Significa che f(n) è compresa tra c₁·g(n) e c₂·g(n), cioè f(n) e g(n) crescono "allo stesso modo". A differenza delle altre notazioni, se f(n) ∈ Θ(n²), non può appartenere a Θ(n) né a Θ(n³).</text:p>
      <text:p text:style-name="P18"><text:span text:style-name="Strong_20_Emphasis"><text:span text:style-name="T1">Teorema di implicazione:</text:span></text:span><text:span text:style-name="T1"> f(n) ∈ Θ(g(n)) se e solo se f(n) ∈ O(g(n)) E f(n) ∈ Ω(g(n))</text:span></text:p>
      <text:p text:style-name="P18"><text:span text:style-name="Strong_20_Emphasis"><text:span text:style-name="T1">Uso nella pratica</text:span></text:span></text:p>
      <text:p text:style-name="P19"><text:soft-page-break/>Sebbene formalmente corretto sia scrivere f(n) ∈ O(g(n)), è prassi comune usare f(n) = O(g(n)). Si ammettono anche somme di notazioni asintotiche come T(n) = Θ(n²) + Θ(n), da intendersi come somma di funzioni appartenenti a quegli insiemi.</text:p>
      <text:p text:style-name="P18"><text:span text:style-name="Strong_20_Emphasis"><text:span text:style-name="T1">Considerazioni importanti sull'uso corretto</text:span></text:span></text:p>
      <text:list text:style-name="L5">
        <text:list-item>
          <text:p text:style-name="P22"><text:span text:style-name="Strong_20_Emphasis"><text:span text:style-name="T1">Valutazione per tutti i casi:</text:span></text:span><text:span text:style-name="T1"> Non è corretto caratterizzare un algoritmo solo dal caso migliore o peggiore. Ad esempio, per il BubbleSort: </text:span></text:p>
          <text:list>
            <text:list-item>
              <text:p text:style-name="P23">Corretto: "nel caso migliore ha complessità Θ(n), nel caso medio e peggiore Θ(n²)" </text:p>
            </text:list-item>
            <text:list-item>
              <text:p text:style-name="P23">Corretto: "BubbleSort è O(n²) e Ω(n)" </text:p>
            </text:list-item>
            <text:list-item>
              <text:p text:style-name="P23">Scorretto: "BubbleSort è Θ(n)" (basandosi solo sul caso migliore) </text:p>
            </text:list-item>
          </text:list>
        </text:list-item>
        <text:list-item>
          <text:p text:style-name="P22"><text:span text:style-name="Strong_20_Emphasis"><text:span text:style-name="T1">Quando le notazioni asintotiche non bastano:</text:span></text:span><text:span text:style-name="T1"> </text:span><text:span text:style-name="Strong_20_Emphasis"><text:span text:style-name="T1">a) Confronto tra algoritmi con stesso ordine di complessità:</text:span></text:span><text:span text:style-name="T1"> Quando due algoritmi hanno lo stesso andamento asintotico, bisogna considerare le costanti moltiplicative e i termini di ordine inferiore. Esempio pratico: QuickSort vs MergeSort </text:span></text:p>
          <text:list>
            <text:list-item>
              <text:p text:style-name="P23">MergeSort: Θ(n log n) in tutti i casi </text:p>
            </text:list-item>
            <text:list-item>
              <text:p text:style-name="P23">QuickSort: O(n²) ma Θ(n log n) nel caso migliore e medio </text:p>
            </text:list-item>
            <text:list-item>
              <text:p text:style-name="P23">Nonostante il caso peggiore, QuickSort è preferito perché: </text:p>
              <text:list>
                <text:list-item>
                  <text:p text:style-name="P23">Ordina sul posto (minore complessità spaziale) </text:p>
                </text:list-item>
                <text:list-item>
                  <text:p text:style-name="P23">Il caso peggiore è statisticamente raro </text:p>
                </text:list-item>
                <text:list-item>
                  <text:p text:style-name="P23">Ha costanti moltiplicative minori di MergeSort </text:p>
                </text:list-item>
              </text:list>
            </text:list-item>
          </text:list>
          <text:p text:style-name="P22"><text:span text:style-name="Strong_20_Emphasis"><text:span text:style-name="T1">b) Confronto per valori specifici di n:</text:span></text:span><text:span text:style-name="T1"> Per un n prefissato, un algoritmo con complessità maggiore può essere più efficiente. Esempio con n=50: </text:span></text:p>
          <text:list text:continue-numbering="true">
            <text:list-item>
              <text:p text:style-name="P23">A₁: T(n) = n³/10 → T(50) = 12.500 </text:p>
            </text:list-item>
            <text:list-item>
              <text:p text:style-name="P23">A₂: T(n) = 10n² + 2n + 10 → T(50) = 25.110 </text:p>
            </text:list-item>
          </text:list>
          <text:p text:style-name="P24">Pur essendo A₁ ∈ Θ(n³) e A₂ ∈ Θ(n²), per n=50 l'algoritmo A₁ è più veloce.</text:p>
        </text:list-item>
      </text:list>
      <text:p text:style-name="P16"/>
      <text:p text:style-name="P16"/>
      <text:p text:style-name="P17"><text:soft-page-break/><text:span text:style-name="Strong_20_Emphasis"><text:span text:style-name="T1">Calcolo della complessità computazionale dei costrutti di programmazione</text:span></text:span></text:p>
      <text:p text:style-name="P19">Vengono presentate regole per caratterizzare la complessità dei vari costrutti, che combinate permettono di calcolare la complessità di un algoritmo generico.</text:p>
      <text:p text:style-name="P18"><text:span text:style-name="Strong_20_Emphasis"><text:span text:style-name="T1">Istruzioni semplici</text:span></text:span></text:p>
      <text:p text:style-name="P19">Nel modello RAM, le istruzioni di assegnamento e quelle con operatori aritmetici, relazionali o logici hanno complessità costante, indicata con Θ(1) o O(1).</text:p>
      <text:p text:style-name="P18"><text:span text:style-name="Strong_20_Emphasis"><text:span text:style-name="T1">Blocchi sequenziali</text:span></text:span></text:p>
      <text:p text:style-name="P19">La complessità di un blocco è data dalla complessità massima tra le istruzioni che lo compongono: Θ(max_i(f_i(n))).</text:p>
      <text:p text:style-name="P18"><text:span text:style-name="T1">Si applica la </text:span><text:span text:style-name="Strong_20_Emphasis"><text:span text:style-name="T1">regola della somma</text:span></text:span><text:span text:style-name="T1">: si calcola la somma delle complessità delle singole istruzioni e il risultato è quello del termine di grado più alto.</text:span></text:p>
      <text:p text:style-name="P19">Esempio: blocco con istruzioni di complessità Θ(1), Θ(n), Θ(1)</text:p>
      <text:list text:style-name="L6">
        <text:list-item>
          <text:p text:style-name="P25">Θ_blocco = Θ(1) + Θ(n) + Θ(1) = Θ(n) </text:p>
        </text:list-item>
      </text:list>
      <text:p text:style-name="P18"><text:span text:style-name="Strong_20_Emphasis"><text:span text:style-name="T1">Costrutti selettivi (if-then-else)</text:span></text:span></text:p>
      <text:p text:style-name="P19">Indicate con f_cond, f_then, f_else le complessità rispettivamente della condizione, del ramo then e del ramo else:</text:p>
      <text:list text:style-name="L7">
        <text:list-item>
          <text:p text:style-name="P26"><text:span text:style-name="Strong_20_Emphasis"><text:span text:style-name="T1">Con notazione O:</text:span></text:span><text:span text:style-name="T1"> O(max(f_cond + f_then, f_cond + f_else)) </text:span></text:p>
          <text:list>
            <text:list-item>
              <text:p text:style-name="P27">Un'unica espressione che limita superiormente </text:p>
            </text:list-item>
          </text:list>
        </text:list-item>
        <text:list-item>
          <text:p text:style-name="P26"><text:span text:style-name="Strong_20_Emphasis"><text:span text:style-name="T1">Con notazione Θ:</text:span></text:span><text:span text:style-name="T1"> bisogna distinguere caso migliore e peggiore </text:span></text:p>
          <text:list>
            <text:list-item>
              <text:p text:style-name="P27">Caso migliore: Θ(min(f_cond + f_then, f_cond + f_else)) </text:p>
            </text:list-item>
            <text:list-item>
              <text:p text:style-name="P28">Caso peggiore: Θ(max(f_cond + f_then, f_cond + f_else)) </text:p>
            </text:list-item>
          </text:list>
        </text:list-item>
      </text:list>
      <text:p text:style-name="P19">Ragionamenti analoghi valgono per il costrutto case.</text:p>
      <text:p text:style-name="P18"><text:span text:style-name="Strong_20_Emphasis"><text:span text:style-name="T1">Cicli</text:span></text:span></text:p>
      <text:p text:style-name="P18"><text:span text:style-name="Strong_20_Emphasis"><text:span text:style-name="T1">Ciclo While:</text:span></text:span></text:p>
      <text:p text:style-name="P19">Essendo un ciclo non predeterminato, si distingue caso migliore e peggiore.</text:p>
      <text:p text:style-name="P19"><text:soft-page-break/>Date:</text:p>
      <text:list text:style-name="L8">
        <text:list-item>
          <text:p text:style-name="P29">k_min e k_max = numero minimo e massimo di iterazioni </text:p>
        </text:list-item>
        <text:list-item>
          <text:p text:style-name="P29">f_cond = complessità della valutazione della condizione </text:p>
        </text:list-item>
        <text:list-item>
          <text:p text:style-name="P30">f_corpo = complessità del corpo del ciclo </text:p>
        </text:list-item>
      </text:list>
      <text:p text:style-name="P19">Si ha:</text:p>
      <text:list text:style-name="L9">
        <text:list-item>
          <text:p text:style-name="P31">Caso migliore: Θ(f_cond + k_min · f_corpo) </text:p>
        </text:list-item>
        <text:list-item>
          <text:p text:style-name="P31">Caso peggiore: Θ(f_cond + k_max · f_corpo) </text:p>
        </text:list-item>
        <text:list-item>
          <text:p text:style-name="P32">Con notazione O: O(f_cond + k_max · f_corpo) </text:p>
        </text:list-item>
      </text:list>
      <text:p text:style-name="P19">Nota: si considera f_cond perché k_min (o k_max) potrebbe essere 0.</text:p>
      <text:p text:style-name="P18"><text:span text:style-name="Strong_20_Emphasis"><text:span text:style-name="T1">Ciclo For:</text:span></text:span></text:p>
      <text:p text:style-name="P19">La complessità è data dal prodotto della complessità del corpo per il numero di iterazioni, più il tempo per inizializzazione, confronto e incremento della variabile di ciclo (tipicamente costante).</text:p>
      <text:p text:style-name="P19">Date:</text:p>
      <text:list text:style-name="L10">
        <text:list-item>
          <text:p text:style-name="P33">f_cond = complessità di inizializzazione, confronto e incremento </text:p>
        </text:list-item>
        <text:list-item>
          <text:p text:style-name="P33">f_corpo = complessità del corpo </text:p>
        </text:list-item>
        <text:list-item>
          <text:p text:style-name="P34">k = numero di iterazioni </text:p>
        </text:list-item>
      </text:list>
      <text:p text:style-name="P19">Si ha: Θ(f_cond + k · f_corpo)</text:p>
      <text:p text:style-name="P19">Nota: in C il for non è strettamente predeterminato, quindi valgono le considerazioni del while.</text:p>
      <text:p text:style-name="P18"><text:span text:style-name="Strong_20_Emphasis"><text:span text:style-name="T1">Chiamate di funzioni</text:span></text:span></text:p>
      <text:p text:style-name="P19">La complessità è data dalla somma di:</text:p>
      <text:list text:style-name="L11">
        <text:list-item>
          <text:p text:style-name="P35">Costo di esecuzione della funzione </text:p>
        </text:list-item>
        <text:list-item>
          <text:p text:style-name="P36">Costo della chiamata </text:p>
        </text:list-item>
      </text:list>
      <text:p text:style-name="P18"><text:span text:style-name="T1">Il costo della chiamata è generalmente trascurabile, ma diventa rilevante in caso di </text:span><text:span text:style-name="Strong_20_Emphasis"><text:span text:style-name="T1">chiamate per valore</text:span></text:span><text:span text:style-name="T1"> che copiano la struttura dati (di dimensione n) sullo stack.</text:span></text:p>
      <text:p text:style-name="P19"><text:soft-page-break/>Eccezione importante: in C, quando si passa un vettore, viene passato il puntatore al primo elemento, quindi il tempo di chiamata è indipendente da n.</text:p>
      <text:h text:style-name="P37" text:outline-level="1"><text:span text:style-name="Strong_20_Emphasis"><text:span text:style-name="T1">Complessità delle Funzioni Ricorsive</text:span></text:span></text:h>
      <text:h text:style-name="P38" text:outline-level="2">Il Problema</text:h>
      <text:p text:style-name="P4">Per le funzioni ricorsive non si possono usare tecniche standard: il costo dipende da T(n) stesso, che è l'incognita da trovare.</text:p>
      <text:h text:style-name="P38" text:outline-level="2">Soluzione: Equazioni di Ricorrenza</text:h>
      <text:p text:style-name="P4">Si esprime T(n) come somma di:</text:p>
      <text:list text:style-name="L12">
        <text:list-item>
          <text:p text:style-name="P39">Tempo delle istruzioni non ricorsive: Θ(f(n)) </text:p>
        </text:list-item>
        <text:list-item>
          <text:p text:style-name="P40">Tempo delle chiamate ricorsive su dati ridotti: T(k) con k &lt; n </text:p>
        </text:list-item>
      </text:list>
      <text:p text:style-name="P4">La forma generale è:</text:p>
      <text:list text:style-name="L13">
        <text:list-item>
          <text:p text:style-name="P41"><text:span text:style-name="Strong_20_Emphasis">T(n) = a·T(n/b) + Θ(f(n))</text:span> oppure <text:span text:style-name="Strong_20_Emphasis">T(n) = a·T(n-b) + Θ(f(n))</text:span> </text:p>
        </text:list-item>
      </text:list>
      <text:p text:style-name="P4">Dove: a = numero chiamate ricorsive, n/b o n-b = dimensione ridotta, Θ(f(n)) = costo istruzioni non ricorsive.</text:p>
      <text:p text:style-name="P4">Serve anche il <text:span text:style-name="Strong_20_Emphasis">caso base</text:span>: solitamente T(0) o T(1) = Θ(1).</text:p>
      <text:h text:style-name="P38" text:outline-level="2">Metodi di Risoluzione</text:h>
      <text:h text:style-name="P42" text:outline-level="3">1. Metodo Iterativo</text:h>
      <text:p text:style-name="P4">Si itera la ricorrenza fino a trovare un pattern generale, poi si chiude quando si raggiunge il caso base e si calcola la sommatoria risultante.</text:p>
      <text:h text:style-name="P42" text:outline-level="3">2. Metodo di Sostituzione</text:h>
      <text:p text:style-name="P4">Si ipotizza una soluzione e la si dimostra per induzione. Il problema è indovinare la funzione giusta.</text:p>
      <text:h text:style-name="P42" text:outline-level="3">3. Metodo Principale (Master Theorem)</text:h>
      <text:p text:style-name="P4">Applicabile a <text:span text:style-name="Strong_20_Emphasis">T(n) = a·T(n/b) + f(n)</text:span>. Si confronta f(n) con n^(log b a):</text:p>
      <text:list text:style-name="L14">
        <text:list-item>
          <text:p text:style-name="P43"><text:span text:style-name="Strong_20_Emphasis">Caso 1</text:span>: f(n) = Θ(n^(log b a)) → Soluzione: <text:span text:style-name="Strong_20_Emphasis">Θ(f(n)·log n)</text:span> </text:p>
        </text:list-item>
        <text:list-item>
          <text:p text:style-name="P43"><text:span text:style-name="Strong_20_Emphasis">Caso 2</text:span>: f(n) = O(n^(log b a - ε)) → Soluzione: <text:span text:style-name="Strong_20_Emphasis">Θ(n^(log b a))</text:span> </text:p>
        </text:list-item>
        <text:list-item>
          <text:p text:style-name="P44"><text:soft-page-break/><text:span text:style-name="Strong_20_Emphasis">Caso 3</text:span>: f(n) = Ω(n^(log_b a + ε)) + condizione regolarità → Soluzione: <text:span text:style-name="Strong_20_Emphasis">Θ(f(n))</text:span> </text:p>
        </text:list-item>
      </text:list>
      <text:h text:style-name="P38" text:outline-level="2">Esempi Pratici</text:h>
      <text:p text:style-name="P4"><text:span text:style-name="Strong_20_Emphasis">Fattoriale</text:span>: T(n) = T(n-1) + Θ(1) → <text:span text:style-name="Strong_20_Emphasis">Θ(n)</text:span></text:p>
      <text:p text:style-name="P4"><text:span text:style-name="Strong_20_Emphasis">Torre di Hanoi</text:span>: T(n) = 2T(n-1) + Θ(1) → <text:span text:style-name="Strong_20_Emphasis">Θ(2^n)</text:span> (esponenziale)</text:p>
      <text:p text:style-name="P4"><text:span text:style-name="Strong_20_Emphasis">MergeSort</text:span>: T(n) = 2T(n/2) + Θ(n) → <text:span text:style-name="Strong_20_Emphasis">Θ(n log n)</text:span> (sempre)</text:p>
      <text:p text:style-name="P4"><text:span text:style-name="Strong_20_Emphasis">QuickSort</text:span>:</text:p>
      <text:list text:style-name="L15">
        <text:list-item>
          <text:p text:style-name="P45">Caso migliore/medio: T(n) = 2T(n/2) + Θ(n) → <text:span text:style-name="Strong_20_Emphasis">Θ(n log n)</text:span> </text:p>
        </text:list-item>
        <text:list-item>
          <text:p text:style-name="P46">Caso peggiore: T(n) = T(n-1) + Θ(n) → <text:span text:style-name="Strong_20_Emphasis">Θ(n²)</text:span> </text:p>
        </text:list-item>
      </text:list>
      <text:p text:style-name="P47"><text:span text:style-name="Strong_20_Emphasis"><text:span text:style-name="T1"/>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15:27:02.456808800</meta:creation-date>
    <dc:date>2025-12-05T22:45:04.936616100</dc:date>
    <meta:editing-duration>PT3H42M19S</meta:editing-duration>
    <meta:editing-cycles>5</meta:editing-cycles>
    <meta:generator>LibreOffice/25.8.3.2$Windows_X86_64 LibreOffice_project/8ca8d55c161d602844f5428fa4b58097424e324e</meta:generator>
    <meta:document-statistic meta:table-count="0" meta:image-count="0" meta:object-count="0" meta:page-count="8" meta:paragraph-count="129" meta:word-count="1691" meta:character-count="9982" meta:non-whitespace-character-count="8475"/>
  </office:meta>
</office:document-meta>
</file>